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1039ACCDBB9CB4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109cm, 19.313cm, 16.369cm, 7.867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0.935cm" svg:y="0.286cm" svg:width="8.26cm" svg:height="1.432cm" draw:z-index="0"><draw:image xlink:href="Pictures/1000000000000780000004381039ACCDBB9CB48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6:08:34.761000000</meta:creation-date>
    <dc:date>2019-12-16T16:10:57.175000000</dc:date>
    <meta:editing-duration>PT2M2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3.7.2$Windows_X86_64 LibreOffice_project/6b8ed514a9f8b44d37a1b96673cbbdd077e24059</meta:generator>
  </office:meta>
</office:document-meta>
</file>